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Palatino" svg:font-family="Palatino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61a" officeooo:paragraph-rsid="0018361a"/>
    </style:style>
    <style:style style:name="P2" style:family="paragraph" style:parent-style-name="Standard">
      <style:text-properties officeooo:rsid="0019a2a2" officeooo:paragraph-rsid="0019a2a2"/>
    </style:style>
    <style:style style:name="T1" style:family="text">
      <style:text-properties officeooo:rsid="001b9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Abstract</text:p>
      <text:p text:style-name="P1"/>
      <text:p text:style-name="P2">This work is a part of a larger research project called iKNOdis.net (interactive knowledge discovery in networks). <text:s/>Through graph based data mining on natural images, the goal is to achieve object recognition and classification. <text:s/><text:span text:style-name="T1">It is important to be able to visualize the results of every phase during this process, but also show the functionality of graph algorithms step-by-step. <text:s/>Therefore, strong 3D visualization capabilities are neede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Palatino" svg:font-family="Palatino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7:52:50.736193640</meta:creation-date>
    <dc:date>2015-05-30T18:11:59.130765989</dc:date>
    <meta:editing-duration>PT3M38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2" meta:word-count="68" meta:character-count="454" meta:non-whitespace-character-count="385"/>
  </office:meta>
</office:document-meta>
</file>